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Contents_20_1">
      <style:paragraph-properties fo:line-height="120%">
        <style:tab-stops>
          <style:tab-stop style:position="16.482cm" style:type="right" style:leader-style="dotted" style:leader-text="."/>
        </style:tab-stops>
      </style:paragraph-properties>
    </style:style>
    <style:style style:name="P2" style:family="paragraph" style:parent-style-name="Contents_20_1">
      <style:paragraph-properties fo:line-height="120%">
        <style:tab-stops>
          <style:tab-stop style:position="16.482cm" style:type="right" style:leader-style="dotted" style:leader-text="."/>
        </style:tab-stops>
      </style:paragraph-properties>
      <style:text-properties fo:language="nl" fo:country="BE"/>
    </style:style>
    <style:style style:name="P3" style:family="paragraph" style:parent-style-name="Standard">
      <style:paragraph-properties fo:line-height="120%"/>
    </style:style>
    <style:style style:name="P4" style:family="paragraph" style:parent-style-name="Standard">
      <style:text-properties fo:language="nl" fo:country="BE"/>
    </style:style>
    <style:style style:name="P5" style:family="paragraph" style:parent-style-name="Standard">
      <style:paragraph-properties fo:line-height="120%"/>
      <style:text-properties fo:language="nl" fo:country="BE"/>
    </style:style>
    <style:style style:name="P6" style:family="paragraph" style:parent-style-name="Standard">
      <style:paragraph-properties fo:line-height="120%"/>
      <style:text-properties fo:language="nl" fo:country="BE" style:language-asian="none" style:country-asian="none"/>
    </style:style>
    <style:style style:name="P7" style:family="paragraph" style:parent-style-name="Standard">
      <style:text-properties fo:language="none" fo:country="none" style:language-asian="none" style:country-asian="none"/>
    </style:style>
    <style:style style:name="P8" style:family="paragraph" style:parent-style-name="Standard">
      <style:paragraph-properties fo:line-height="120%"/>
      <style:text-properties fo:language="none" fo:country="none" style:language-asian="none" style:country-asian="none"/>
    </style:style>
    <style:style style:name="P9" style:family="paragraph" style:parent-style-name="Standard">
      <style:paragraph-properties fo:line-height="120%"/>
      <style:text-properties fo:language="en" fo:country="GB"/>
    </style:style>
    <style:style style:name="P10" style:family="paragraph" style:parent-style-name="Contents_20_2">
      <style:paragraph-properties fo:line-height="120%">
        <style:tab-stops>
          <style:tab-stop style:position="16.482cm" style:type="right" style:leader-style="dotted" style:leader-text="."/>
        </style:tab-stops>
      </style:paragraph-properties>
    </style:style>
    <style:style style:name="P11" style:family="paragraph" style:parent-style-name="Contents_20_3">
      <style:paragraph-properties fo:line-height="120%">
        <style:tab-stops>
          <style:tab-stop style:position="16.482cm" style:type="right" style:leader-style="dotted" style:leader-text="."/>
        </style:tab-stops>
      </style:paragraph-properties>
    </style:style>
    <style:style style:name="P12" style:family="paragraph" style:parent-style-name="Contents_20_4">
      <style:paragraph-properties fo:line-height="120%">
        <style:tab-stops>
          <style:tab-stop style:position="16.482cm" style:type="right" style:leader-style="dotted" style:leader-text="."/>
        </style:tab-stops>
      </style:paragraph-properties>
    </style:style>
    <style:style style:name="P13" style:family="paragraph" style:parent-style-name="Opmaakprofiel_20_Kop_20_1_20__2b__20_Regelafstand_3a__20__20_Meerdere_20_12_20_rg">
      <style:paragraph-properties fo:break-before="page"/>
    </style:style>
    <style:style style:name="P14" style:family="paragraph" style:parent-style-name="Opmaakprofiel_20_Kop_20_1_20__2b__20_Regelafstand_3a__20__20_Meerdere_20_12_20_rg">
      <style:paragraph-properties fo:break-before="page"/>
      <style:text-properties fo:language="nl" fo:country="BE"/>
    </style:style>
    <style:style style:name="P15" style:family="paragraph" style:parent-style-name="Opmaakprofiel_20_Kop_20_1_20__2b__20_Regelafstand_3a__20__20_Meerdere_20_12_20_rg">
      <style:paragraph-properties fo:break-before="page"/>
      <style:text-properties fo:language="en" fo:country="GB"/>
    </style:style>
    <style:style style:name="P16" style:family="paragraph" style:parent-style-name="Opmaakprofiel_20_Kop_20_1_20__2b__20_Regelafstand_3a__20__20_Meerdere_20_12_20_rg" style:master-page-name="Standard">
      <style:paragraph-properties style:page-number="auto"/>
      <style:text-properties fo:language="nl" fo:country="BE"/>
    </style:style>
    <style:style style:name="P17" style:family="paragraph" style:parent-style-name="Lijst_20_met_20_figuren">
      <style:paragraph-properties fo:line-height="120%">
        <style:tab-stops>
          <style:tab-stop style:position="16.482cm" style:type="right" style:leader-style="dotted" style:leader-text="."/>
        </style:tab-stops>
      </style:paragraph-properties>
      <style:text-properties fo:language="nl" fo:country="BE"/>
    </style:style>
    <style:style style:name="P18" style:family="paragraph" style:parent-style-name="Lijst_20_met_20_figuren">
      <style:paragraph-properties fo:line-height="120%">
        <style:tab-stops>
          <style:tab-stop style:position="16.482cm" style:type="right" style:leader-style="dotted" style:leader-text="."/>
        </style:tab-stops>
      </style:paragraph-properties>
    </style:style>
    <style:style style:name="T1" style:family="text">
      <style:text-properties fo:language="nl" fo:country="BE"/>
    </style:style>
    <style:style style:name="T2" style:family="text">
      <style:text-properties fo:language="nl" fo:country="BE" style:language-asian="none" style:country-asian="none"/>
    </style:style>
    <style:style style:name="T3" style:family="text">
      <style:text-properties fo:language="nl" fo:country="BE" fo:font-style="italic" style:font-style-asian="italic"/>
    </style:style>
    <style:style style:name="T4" style:family="text">
      <style:text-properties fo:language="none" fo:country="none" style:language-asian="none" style:country-asian="none"/>
    </style:style>
    <style:style style:name="T5" style:family="text">
      <style:text-properties fo:language="none" fo:country="none" style:language-asian="none" style:country-asian="none" style:font-name-complex="Arial"/>
    </style:style>
    <style:style style:name="T6" style:family="text">
      <style:text-properties fo:language="en" fo:country="GB"/>
    </style:style>
    <style:style style:name="T7" style:family="text">
      <style:text-properties fo:language="en" fo:country="GB" style:language-asian="none" style:country-asian="none"/>
    </style:style>
    <style:style style:name="T8" style:family="text">
      <style:text-properties fo:language="en" fo:country="GB" style:language-asian="none" style:country-asian="none" style:font-name-complex="Arial"/>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bookmark-start text:name="__RefHeading___Toc199575417"/>Woord vooraf<text:bookmark-end text:name="__RefHeading___Toc199575417"/></text:p>
      <text:p text:style-name="P5"/>
      <text:p text:style-name="P3"><text:span text:style-name="T1">Deze masterproef is een laatste stap in de opleiding van Academische Master Industriële Wetenschappen, Elektronica-ICT. Hiermee zetten we onze opgedane kennis om in de praktijk. Graag willen we dan ook de personen bedanken die mee hebben geholpen deze masterproef mogelijk te maken.</text:span></text:p>
      <text:p text:style-name="P5"/>
      <text:p text:style-name="P3"><text:span text:style-name="T1">Eerst willen we onze promotor en opdrachtgever prof. Dr. Ir. Wim Dehaene bedanken . Hij heeft ons de mogelijkheid gegeven deze masterproef uit te voeren. Ook willen we onze schoolpromotor ing. Leo Rutten bedanken voor zijn advies en begeleiding. Tevens gaat een woord van dank uit naar de heer Jos Creyns voor het nakijken van de tekst. </text:span></text:p>
      <text:p text:style-name="P5"/>
      <text:p text:style-name="P3"><text:span text:style-name="T1">Verder bedanken we ook onze ouders. Zonder hen hadden we de mogelijkheid niet gehad om deze opleiding te voltooien. Ten slotte willen we onze familie en vrienden, in het bijzonder de heer Renaat Sijbers, bedanken. Zij gaven ons morele en praktische steun tijdens dit eindwerk in het bijzonder en onze gehele opleiding in het algemeen.</text:span></text:p>
      <text:p text:style-name="P14"><text:bookmark-start text:name="__RefHeading___Toc199575418"/>Inhoudsopgave<text:bookmark-end text:name="__RefHeading___Toc199575418"/></text:p>
      <text:p text:style-name="P5"/>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source>
        <text:index-body>
          <text:p text:style-name="P1"><text:span text:style-name="T2">Woord vooraf</text:span><text:span text:style-name="T4"><text:tab/></text:span><text:a xlink:type="simple" xlink:href="#__RefHeading___Toc199575417" text:style-name="Index_20_Link" text:visited-style-name="Index_20_Link"><text:span text:style-name="T4">1</text:span></text:a></text:p>
          <text:p text:style-name="P1"><text:span text:style-name="T2">Inhoudsopgave</text:span><text:span text:style-name="T4"><text:tab/></text:span><text:a xlink:type="simple" xlink:href="#__RefHeading___Toc199575418" text:style-name="Index_20_Link" text:visited-style-name="Index_20_Link"><text:span text:style-name="T4">2</text:span></text:a></text:p>
          <text:p text:style-name="P1"><text:span text:style-name="T4">Lijst van illustraties<text:tab/></text:span><text:a xlink:type="simple" xlink:href="#__RefHeading___Toc199575419" text:style-name="Index_20_Link" text:visited-style-name="Index_20_Link"><text:span text:style-name="T4">4</text:span></text:a></text:p>
          <text:p text:style-name="P1"><text:span text:style-name="T4">Verklarende woordenlijst<text:tab/></text:span><text:a xlink:type="simple" xlink:href="#__RefHeading___Toc199575420" text:style-name="Index_20_Link" text:visited-style-name="Index_20_Link"><text:span text:style-name="T4">5</text:span></text:a></text:p>
          <text:p text:style-name="P1"><text:span text:style-name="T4">Abstract<text:tab/></text:span><text:a xlink:type="simple" xlink:href="#__RefHeading___Toc199575421" text:style-name="Index_20_Link" text:visited-style-name="Index_20_Link"><text:span text:style-name="T4">6</text:span></text:a></text:p>
        </text:index-body>
      </text:table-of-content>
      <text:p text:style-name="P8"/>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source>
        <text:index-body>
          <text:p text:style-name="P2"><text:span text:style-name="T4">1 Inleiding<text:tab/>8</text:span></text:p>
          <text:p text:style-name="P10"><text:span text:style-name="T4">1.1 Situering<text:tab/>8</text:span></text:p>
          <text:p text:style-name="P10"><text:span text:style-name="T4">1.2 Globale probleemstelling<text:tab/>9</text:span></text:p>
          <text:p text:style-name="P10"><text:span text:style-name="T4">1.3 Doelstellingen<text:tab/>10</text:span></text:p>
          <text:p text:style-name="P7"/>
          <text:p text:style-name="P1"><text:span text:style-name="T4">2 Ontwerptechnieken<text:tab/>12</text:span></text:p>
          <text:p text:style-name="P10"><text:span text:style-name="T4">2.1 Inleiding<text:tab/>12</text:span></text:p>
          <text:p text:style-name="P10"><text:span text:style-name="T4">2.2 Programmeertaal<text:tab/>12</text:span></text:p>
          <text:p text:style-name="P11"><text:span text:style-name="T4">2.2.1 High-level programmeertalen<text:tab/>13</text:span></text:p>
          <text:p text:style-name="P12"><text:span text:style-name="T7">2.2.1.1 Visual Basic .NET<text:tab/>14</text:span></text:p>
          <text:p text:style-name="P12"><text:span text:style-name="T7">2.2.1.2 C++<text:tab/>14</text:span></text:p>
          <text:p text:style-name="P12"><text:span text:style-name="T7">2.2.1.3 C#<text:tab/>14</text:span></text:p>
          <text:p text:style-name="P12"><text:span text:style-name="T4">2.2.1.4 Java<text:tab/>15</text:span></text:p>
          <text:p text:style-name="P12"><text:soft-page-break/><text:span text:style-name="T4">2.2.1.5 Conclusie<text:tab/>15</text:span></text:p>
          <text:p text:style-name="P10"><text:span text:style-name="T4">2.3 Programmavoorstelling<text:tab/>16</text:span></text:p>
          <text:p text:style-name="P11"><text:span text:style-name="T4">2.3.1 UML<text:tab/>16</text:span></text:p>
          <text:p text:style-name="P11"><text:span text:style-name="T4">2.3.2 API<text:tab/>17</text:span></text:p>
          <text:p text:style-name="P11"><text:span text:style-name="T4">2.3.3 Javadoc<text:tab/>18</text:span></text:p>
          <text:p text:style-name="P10"><text:span text:style-name="T4">2.4 Ontwikkelomgeving<text:tab/>19</text:span></text:p>
          <text:p text:style-name="P10"><text:span text:style-name="T4">2.5 Subversion<text:tab/>20</text:span></text:p>
          <text:p text:style-name="P10"><text:span text:style-name="T2">2.6 Editorkit</text:span><text:span text:style-name="T4"><text:tab/>21</text:span></text:p>
          <text:p text:style-name="P11"><text:span text:style-name="T4">2.6.1 JHotDraw<text:tab/>21</text:span></text:p>
          <text:p text:style-name="P11"><text:span text:style-name="T7">2.6.2 Jung<text:tab/>21</text:span></text:p>
          <text:p text:style-name="P11"><text:span text:style-name="T7">2.6.3 Grappa<text:tab/>22</text:span></text:p>
          <text:p text:style-name="P11"><text:span text:style-name="T7">2.6.4 Piccolo<text:tab/>22</text:span></text:p>
          <text:p text:style-name="P11"><text:span text:style-name="T7">2.6.5 Conclusie<text:tab/>22</text:span></text:p>
          <text:p text:style-name="P10"><text:span text:style-name="T7">2.7 XML<text:tab/>23</text:span></text:p>
          <text:p text:style-name="P11"><text:span text:style-name="T8">2.7.1 Parsers</text:span><text:span text:style-name="T7"><text:tab/>23</text:span></text:p>
          <text:p text:style-name="P11"><text:span text:style-name="T8">2.7.2 Xstream</text:span><text:span text:style-name="T7"><text:tab/>24</text:span></text:p>
          <text:p text:style-name="P10"><text:span text:style-name="T2">2.8 Logger bibliotheek</text:span><text:span text:style-name="T4"><text:tab/>25</text:span></text:p>
          <text:p text:style-name="P11"><text:span text:style-name="T5">2.8.1 Java Logging</text:span><text:span text:style-name="T4"><text:tab/>25</text:span></text:p>
          <text:p text:style-name="P11"><text:span text:style-name="T5">2.8.2 Log4j</text:span><text:span text:style-name="T4"><text:tab/>25</text:span></text:p>
          <text:p text:style-name="P11"><text:span text:style-name="T5">2.8.3 Conclusie</text:span><text:span text:style-name="T4"><text:tab/>25</text:span></text:p>
          <text:p text:style-name="P7"/>
          <text:p text:style-name="Standard"><text:soft-page-break/></text:p>
          <text:p text:style-name="P1"><text:span text:style-name="T4">3 Systeemontwerp<text:tab/>26</text:span></text:p>
          <text:p text:style-name="P10"><text:span text:style-name="T4">3.1 Inleiding<text:tab/>26</text:span></text:p>
          <text:p text:style-name="P10"><text:span text:style-name="T4">3.2 Hoofdvenster<text:tab/>27</text:span></text:p>
          <text:p text:style-name="P10"><text:span text:style-name="T4">3.3 Modules inlezen<text:tab/>28</text:span></text:p>
          <text:p text:style-name="P11"><text:span text:style-name="T5">3.3.1 Programma-architectuur</text:span><text:span text:style-name="T4"><text:tab/>28</text:span></text:p>
          <text:p text:style-name="P11"><text:span text:style-name="T5">3.3.2 Inlezen</text:span><text:span text:style-name="T4"><text:tab/>28</text:span></text:p>
          <text:p text:style-name="P11"><text:span text:style-name="T5">3.3.3 Configuratiemodules</text:span><text:span text:style-name="T4"><text:tab/>30</text:span></text:p>
          <text:p text:style-name="P11"><text:span text:style-name="T5">3.3.4 Modules</text:span><text:span text:style-name="T4"><text:tab/>31</text:span></text:p>
          <text:p text:style-name="P10"><text:span text:style-name="T4">3.4 Workspace<text:tab/>33</text:span></text:p>
          <text:p text:style-name="P11"><text:span text:style-name="T5">3.4.1 Programma-architectuur</text:span><text:span text:style-name="T4"><text:tab/>33</text:span></text:p>
          <text:p text:style-name="P11"><text:span text:style-name="T5">3.4.2 Tekenen van een schakeling</text:span><text:span text:style-name="T4"><text:tab/>35</text:span></text:p>
          <text:p text:style-name="P10"><text:span text:style-name="T4">3.5 De simulatie<text:tab/>37</text:span></text:p>
          <text:p text:style-name="P11"><text:span text:style-name="T5">3.5.1 Programma-architectuur</text:span><text:span text:style-name="T4"><text:tab/>37</text:span></text:p>
          <text:p text:style-name="P11"><text:span text:style-name="T5">3.5.2 Bediening</text:span><text:span text:style-name="T4"><text:tab/>38</text:span></text:p>
          <text:p text:style-name="P11"><text:span text:style-name="T5">3.5.3 Grafische weergave</text:span><text:span text:style-name="T4"><text:tab/>39</text:span></text:p>
          <text:p text:style-name="P11"><text:span text:style-name="T5">3.5.4 Events</text:span><text:span text:style-name="T4"><text:tab/>40</text:span></text:p>
          <text:p text:style-name="P11"><text:span text:style-name="T5">3.5.5 Logboek</text:span><text:span text:style-name="T4"><text:tab/>40</text:span></text:p>
          <text:p text:style-name="P10"><text:span text:style-name="T4">3.6 Extra functionaliteiten<text:tab/>41</text:span></text:p>
          <text:p text:style-name="P11"><text:span text:style-name="T4">3.6.1 Opslaan/opslaan als<text:tab/>41</text:span></text:p>
          <text:p text:style-name="P11"><text:span text:style-name="T4">3.6.2 Laden<text:tab/>42</text:span></text:p>
          <text:p text:style-name="P7"><text:soft-page-break/></text:p>
          <text:p text:style-name="P1"><text:span text:style-name="T2">4 Modules toevoegen</text:span><text:span text:style-name="T4"><text:tab/>43</text:span></text:p>
          <text:p text:style-name="P10"><text:span text:style-name="T4">4.1 Het XML-bestand<text:tab/>43</text:span></text:p>
          <text:p text:style-name="P10"><text:span text:style-name="T4">4.2 De module<text:tab/>44</text:span></text:p>
          <text:p text:style-name="P10"><text:span text:style-name="T4">4.3 De code<text:tab/>45</text:span></text:p>
          <text:p text:style-name="P10"><text:span text:style-name="T4">4.4 Conclusie<text:tab/>45</text:span></text:p>
          <text:p text:style-name="P7"/>
          <text:p text:style-name="P1"><text:span text:style-name="T2">5 Besluit</text:span><text:span text:style-name="T4"><text:tab/>46</text:span></text:p>
          <text:p text:style-name="P7"/>
          <text:p text:style-name="P1"><text:span text:style-name="T2">Literatuurlijst</text:span><text:span text:style-name="T4"><text:tab/>47</text:span></text:p>
          <text:p text:style-name="P1"><text:span text:style-name="T2">Bijlagen</text:span><text:span text:style-name="T4"><text:tab/>49</text:span></text:p>
        </text:index-body>
      </text:table-of-content>
      <text:p text:style-name="P6"/>
      <text:p text:style-name="P13"><text:bookmark-start text:name="__RefHeading___Toc199575419"/>Lijst van illustraties<text:bookmark-end text:name="__RefHeading___Toc199575419"/></text:p>
      <text:p text:style-name="P5"/>
      <text:illustration-index text:style-name="Sect1" text:name="Illustration Index1">
        <text:illustration-index-source text:caption-sequence-name="FIGUUR" text:caption-sequence-format="text">
          <text:index-title-template text:style-name="Illustration_20_Index_20_Heading"/>
          <text:illustration-index-entry-template text:style-name="Illustration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7"><text:span text:style-name="T4">Figuur 1: Voorbeeld van een UML<text:tab/>17</text:span></text:p>
          <text:p text:style-name="P18"><text:span text:style-name="T4">Figuur 2: Het hoofdvenster<text:tab/>27</text:span></text:p>
          <text:p text:style-name="P18"><text:span text:style-name="T4">Figuur 3: UML voor het inlezen vanuit XML<text:tab/>28</text:span></text:p>
          <text:p text:style-name="P18"><text:span text:style-name="T4">Figuur 4: Lijst van modules<text:tab/>29</text:span></text:p>
          <text:p text:style-name="P18"><text:span text:style-name="T4">Figuur 5: UML voor de configuratiemodules<text:tab/>30</text:span></text:p>
          <text:p text:style-name="P18"><text:span text:style-name="T4">Figuur 6: UML voor de modules<text:tab/>31</text:span></text:p>
          <text:p text:style-name="P18"><text:span text:style-name="T4">Figuur 7: UML voor het tekenen van een schakeling<text:tab/>33</text:span></text:p>
          <text:p text:style-name="P18"><text:span text:style-name="T4">Figuur 8: Voorbeeld van een linkset<text:tab/>34</text:span></text:p>
          <text:p text:style-name="P18"><text:span text:style-name="T4">Figuur 9: Voorbeeld van een workspace<text:tab/>35</text:span></text:p>
          <text:p text:style-name="P18"><text:span text:style-name="T4">Figuur 10: UML voor de simulatie<text:tab/>37</text:span></text:p>
          <text:p text:style-name="P18"><text:span text:style-name="T4">Figuur 11: Weergave bij de simulatie<text:tab/>39</text:span></text:p>
          <text:p text:style-name="P18"><text:span text:style-name="T4">Figuur 12: Opgeslagen voorbeeld van een workspace<text:tab/>41</text:span></text:p>
          <text:p text:style-name="P18"><text:span text:style-name="T4">Figuur 13: Opgeslagen tekstbestand<text:tab/>42</text:span></text:p>
        </text:index-body>
      </text:illustration-index>
      <text:p text:style-name="P3"><text:s/></text:p>
      <text:p text:style-name="P13"><text:bookmark-start text:name="__RefHeading___Toc199575420"/>Verklarende woordenlijst<text:bookmark-end text:name="__RefHeading___Toc199575420"/></text:p>
      <text:p text:style-name="P5"/>
      <text:p text:style-name="P3"><text:span text:style-name="T1">CPU………………………. Central Processing Unit</text:span></text:p>
      <text:p text:style-name="P3"><text:span text:style-name="T1">API……………………….. </text:span><text:span text:style-name="T6">Application Programming Interface</text:span></text:p>
      <text:p text:style-name="P3"><text:span text:style-name="T6">GUI………………………. Graphical User Interface</text:span></text:p>
      <text:p text:style-name="P9">JVM……………………… Java Virtual Machine</text:p>
      <text:p text:style-name="P9">JRE………………………. Java Runtime Environment</text:p>
      <text:p text:style-name="P9">IDE………………………. Integrated Development Environment</text:p>
      <text:p text:style-name="P9">UML……………………... Unified Modelling Language </text:p>
      <text:p text:style-name="P3"><text:span text:style-name="T6">XML……………………... Extensible Markup Language</text:span></text:p>
      <text:p text:style-name="P9">HTML……………………. HyperText Markup Language</text:p>
      <text:p text:style-name="P5">DOM……………………... Document Object Model</text:p>
      <text:p text:style-name="P3">SAX………………………. <text:span text:style-name="T6">Simple API for XML</text:span></text:p>
      <text:p text:style-name="P9">XPP3……………………… XML Pull Parser 3rd edition</text:p>
      <text:p text:style-name="P15"><text:bookmark-start text:name="__RefHeading___Toc199575421"/>Abstract<text:bookmark-end text:name="__RefHeading___Toc199575421"/></text:p>
      <text:p text:style-name="P9"/>
      <text:p text:style-name="P3"><text:span text:style-name="T1">Het </text:span>departement Elektrotechniek (ESAT) van de KULeuven voert samen met de RVO-society het project “IR13: ingenieurs van 13 jaar” uit. Het doel van dit project is om jongeren kennis te laten maken met typische ingenieursvaardigheden. Zo maken de leerlingen een schakeling met logische modules, waarmee dan een omgebouwde legotrein wordt aangestuurd. Het doel van deze masterproef is om een programma te ontwerpen waarin de leerlingen de schakeling kunnen maken en simuleren.</text:p>
      <text:p text:style-name="P3"/>
      <text:p text:style-name="P3"><text:span text:style-name="T1">De simulator is ontworpen in de programmeertaal Java en met behulp van XML. Tevens maakt het programma gebruik van 2 externe bibliotheken. Een eerste bibliotheek is Piccolo, die zorgt voor de grafische voorstelling van de schakelingen. Een tweede bibliotheek is Xstream, die de gegevens uit XML-bestanden inleest. Het systeem werd stap voor stap opgebouwd, waarbij alle tussenresultaten een werkend geheel vormen.</text:span></text:p>
      <text:p text:style-name="P5"/>
      <text:p text:style-name="P3"><text:span text:style-name="T1">Het eindproduct is een simulator van het IR13-systeem met een gebruiksvriendelijke grafische </text:span><text:span text:style-name="T3">interface</text:span><text:span text:style-name="T1">. De grafische interactie bij de simulatie is zo dicht mogelijk bij de realiteit gehouden zodat ze duidelijk is voor de gebruiker. Bovendien worden enkele veelgemaakte fouten automatisch gedetecteerd en gesignaleerd. Verder kunnen aanpassingen aan de modules eenvoudig doorgevoerd worden in de XML-bestanden.</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n" fo:country="US"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nl" fo:country="N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Opmaakprofiel_20_Kop_20_1_20__2b__20_Regelafstand_3a__20__20_Meerdere_20_12_20_rg" style:display-name="Opmaakprofiel Kop 1 + Regelafstand:  Meerdere 12 rg" style:family="paragraph" style:parent-style-name="Heading_20_1" style:default-outline-level="" style:list-style-name="">
      <style:paragraph-properties fo:line-height="120%"/>
      <style:text-properties fo:font-size="18pt" style:font-size-asian="18pt"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style style:name="Lijst_20_met_20_figuren" style:display-name="Lijst met figuren" style:family="paragraph" style:parent-style-name="Standard" style:next-style-name="Standard">
      <style:paragraph-properties fo:margin-left="0.847cm" fo:margin-right="0cm" fo:text-indent="-0.847cm" style:auto-text-indent="false"/>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WW8Num1z0" style:family="text"/>
    <style:style style:name="Standaardalinea-lettertype" style:family="text"/>
    <style:style style:name="Internet_20_link" style:display-name="Internet link" style:family="text" style:parent-style-name="Standaardalinea-lettertype">
      <style:text-properties fo:color="#0000ff"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0" style:num-suffix="." style:num-format="1" text:display-levels="2">
        <style:list-level-properties text:list-level-position-and-space-mode="label-alignment">
          <style:list-level-label-alignment text:label-followed-by="listtab" text:list-tab-stop-position="1.7cm" fo:text-indent="-1.166cm" fo:margin-left="1.801cm"/>
        </style:list-level-properties>
      </text:list-level-style-number>
      <text:list-level-style-number text:level="3" text:style-name="WW8Num1z0" style:num-suffix="." style:num-format="1" text:display-levels="3">
        <style:list-level-properties text:list-level-position-and-space-mode="label-alignment">
          <style:list-level-label-alignment text:label-followed-by="listtab" text:list-tab-stop-position="1.7cm" fo:text-indent="-0.9cm" fo:margin-left="2.6cm"/>
        </style:list-level-properties>
      </text:list-level-style-number>
      <text:list-level-style-number text:level="4" text:style-name="WW8Num1z0" style:num-suffix="." style:num-format="1" text:display-levels="4">
        <style:list-level-properties text:list-level-position-and-space-mode="label-alignment">
          <style:list-level-label-alignment text:label-followed-by="listtab" text:list-tab-stop-position="3.175cm" fo:text-indent="0.053cm" fo:margin-left="3.048cm"/>
        </style:list-level-properties>
      </text:list-level-style-number>
      <text:list-level-style-number text:level="5" text:style-name="WW8Num1z0"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1z0"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1z0"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1z0"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1z0"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501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Woord vooraf</dc:title>
    <meta:initial-creator>mitch</meta:initial-creator>
    <meta:creation-date>2008-05-26T12:58:00</meta:creation-date>
    <dc:creator>mitch</dc:creator>
    <dc:date>2008-05-26T17:24:00</dc:date>
    <meta:editing-cycles>13</meta:editing-cycles>
    <meta:editing-duration>PT1H29M</meta:editing-duration>
    <meta:document-statistic meta:table-count="0" meta:image-count="0" meta:object-count="0" meta:page-count="8" meta:paragraph-count="102" meta:word-count="703" meta:character-count="4564" meta:non-whitespace-character-count="3959"/>
    <meta:generator>LibreOffice/5.3.3.2$Linux_X86_64 LibreOffice_project/30m0$Build-2</meta:generator>
  </office:meta>
</office:document-meta>
</file>